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4cm" svg:height="9.006cm" svg:x="9.293cm" svg:y="1.656cm">
            <draw:object draw:notify-on-update-of-ranges="Sheet1.A2:Sheet1.A2 Sheet1.A3:Sheet1.A15 Sheet1.B2:Sheet1.B2 Sheet1.B3:Sheet1.B15 Sheet1.C2:Sheet1.C2 Sheet1.C3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Fast exponentiation</text:p>
          </table:table-cell>
          <table:covered-table-cell table:style-name="ce4"/>
          <table:covered-table-cell table:style-name="ce9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1" calcext:value-type="float">
            <text:p>361</text:p>
          </table:table-cell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023" calcext:value-type="float">
            <text:p>102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/>
        </table:table-row>
        <table:table-row table:style-name="ro1">
          <table:table-cell table:style-name="ce7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/>
        </table:table-row>
        <table:table-row table:style-name="ro1">
          <table:table-cell table:style-name="ce7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9:46:57.936226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19:54:59.025137986</dc:date>
    <dc:creator>Wolfgang Gaar</dc:creator>
    <meta:editing-duration>PT1H42M32S</meta:editing-duration>
    <meta:editing-cycles>12</meta:editing-cycles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title svg:x="3.426cm" svg:y="0.315cm" chart:style-name="ch2">
          <text:p>Time measurement of a fast exponentiation</text:p>
        </chart:title>
        <chart:legend chart:legend-position="end" svg:x="13.522cm" svg:y="3.94cm" style:legend-expansion="high" chart:style-name="ch3"/>
        <chart:plot-area chart:style-name="ch4" table:cell-range-address="Sheet1.A2:Sheet1.C15" chart:data-source-has-labels="both" svg:x="1.323cm" svg:y="1.64cm" svg:width="11.561cm" svg:height="6.213cm">
          <chartooo:coordinate-region svg:x="2.348cm" svg:y="1.847cm" svg:width="10.536cm" svg:height="5.344cm"/>
          <chart:axis chart:dimension="x" chart:name="primary-x" chart:style-name="ch5" chartooo:axis-type="auto">
            <chartooo:date-scale/>
            <chart:title svg:x="6.768cm" svg:y="8.034cm" chart:style-name="ch6">
              <text:p>Bits</text:p>
            </chart:title>
            <chart:categories table:cell-range-address="Sheet1.A3:Sheet1.A15"/>
          </chart:axis>
          <chart:axis chart:dimension="y" chart:name="primary-y" chart:style-name="ch7">
            <chart:title svg:x="0.451cm" svg:y="5.67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5" chart:label-cell-address="Sheet1.B2:Sheet1.B2" chart:class="chart:bar">
            <chart:data-point chart:repeated="13"/>
          </chart:series>
          <chart:series chart:style-name="ch11" chart:values-cell-range-address="Sheet1.C3:Sheet1.C15" chart:label-cell-address="Sheet1.C2:Sheet1.C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5</svg:desc>
                </draw:g>
              </table:table-cell>
              <table:table-cell office:value-type="float" office:value="0">
                <text:p>0</text:p>
                <draw:g>
                  <svg:desc>Sheet1.B3:Sheet1.B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">
                <text:p>4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">
                <text:p>138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